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9ba" officeooo:paragraph-rsid="000ec9ba"/>
    </style:style>
    <style:style style:name="P2" style:family="paragraph" style:parent-style-name="Standard">
      <style:text-properties officeooo:rsid="000fe926" officeooo:paragraph-rsid="00115b5a"/>
    </style:style>
    <style:style style:name="P3" style:family="paragraph" style:parent-style-name="Standard">
      <style:text-properties officeooo:rsid="0014c697" officeooo:paragraph-rsid="0014c697"/>
    </style:style>
    <style:style style:name="T1" style:family="text">
      <style:text-properties officeooo:rsid="000fe926"/>
    </style:style>
    <style:style style:name="T2" style:family="text">
      <style:text-properties officeooo:rsid="00115b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</text:span>esult1: Eliminação da infecção e uma continuação no crescimento da inflamação na ausência de uma resposta anti-inflamatória reguladora. </text:p>
      <text:p text:style-name="P1"/>
      <text:p text:style-name="P2">Result2: </text:p>
      <text:p text:style-name="P2"><text:span text:style-name="T2"><text:tab/></text:span>Acrescentada a dinâmica da Treg e das citocinas anti-inflamatórias (ACs). Considerando os efeitos das Acs nos processos de proliferação e diferenciação nas células Thn, The, Tkn, Tke e B. <text:span text:style-name="T2">Não foi considerado o efeito nas APCs. </text:span></text:p>
      <text:p text:style-name="P2"><text:tab/><text:span text:style-name="T2">Observa-se que houve um controle maior da inflamação nesse resultado em relação ao anterior, porém a quantidade de células Tkn e Tke continuaram a subir e, como consequência, o dano tecidual continuou a aumentar. </text:span></text:p>
      <text:p text:style-name="P2"/>
      <text:p text:style-name="P3">Result3: </text:p>
      <text:p text:style-name="P3">Correção no modelo: retirada da fagocitose do vírus realizada pelas células Tke. Ativação de Tkn dependente de The. </text:p>
      <text:p text:style-name="P3">Considerando o efeito de AC nas APCs. </text:p>
      <text:p text:style-name="P3"><text:tab/>Observa-se que após a eliminação viral, a inflamação é controlada. </text:p>
      <text:p text:style-name="P3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1T14:09:10.516470345</meta:creation-date>
    <dc:date>2020-06-01T17:32:06.130095336</dc:date>
    <meta:editing-duration>PT3H33M2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125" meta:character-count="821" meta:non-whitespace-character-count="691"/>
  </office:meta>
</office:document-meta>
</file>